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ilerFiles.adapt( Kind kind , BiFunction &lt; String , InputStreamSource , T &gt; adap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ilerFiles.apply( TestCompiler testComp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ilerFiles.from( InMemoryGeneratedFiles generated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Files.CompilerFiles( InMemoryGeneratedFiles generated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